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67d86"/>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26" style:family="paragraph" style:parent-style-name="Text_20_body">
      <style:text-properties fo:language="ru" fo:country="RU"/>
    </style:style>
    <style:style style:name="P27" style:family="paragraph" style:parent-style-name="Text_20_body">
      <style:paragraph-properties fo:text-align="justify" style:justify-single-word="false"/>
      <style:text-properties fo:language="ru" fo:country="RU"/>
    </style:style>
    <style:style style:name="P28"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29"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30" style:family="paragraph" style:parent-style-name="Heading_20_1">
      <style:paragraph-properties fo:margin-left="0cm" fo:margin-right="0cm" fo:text-align="center" style:justify-single-word="false" fo:text-indent="0.499cm" style:auto-text-indent="false"/>
    </style:style>
    <style:style style:name="P31" style:family="paragraph" style:parent-style-name="Heading_20_2">
      <style:text-properties fo:language="ru" fo:country="RU"/>
    </style:style>
    <style:style style:name="P32" style:family="paragraph" style:parent-style-name="Heading_20_2">
      <style:paragraph-properties fo:margin-left="0cm" fo:margin-right="0cm" fo:text-indent="0.499cm" style:auto-text-indent="false"/>
    </style:style>
    <style:style style:name="P33" style:family="paragraph" style:parent-style-name="Text_20_body" style:list-style-name="L4">
      <style:text-properties fo:language="ru" fo:country="RU"/>
    </style:style>
    <style:style style:name="P34" style:family="paragraph" style:parent-style-name="Text_20_body" style:list-style-name="L5">
      <style:text-properties fo:language="ru" fo:country="RU" officeooo:paragraph-rsid="001adbb3"/>
    </style:style>
    <style:style style:name="P35" style:family="paragraph" style:parent-style-name="Text_20_body" style:list-style-name="L6">
      <style:paragraph-properties fo:text-align="justify" style:justify-single-word="false"/>
      <style:text-properties fo:language="ru" fo:country="RU"/>
    </style:style>
    <style:style style:name="P36" style:family="paragraph" style:parent-style-name="Text_20_body" style:list-style-name="L7">
      <style:paragraph-properties fo:text-align="justify" style:justify-single-word="false"/>
      <style:text-properties fo:language="ru" fo:country="RU"/>
    </style:style>
    <style:style style:name="P37" style:family="paragraph" style:parent-style-name="Text_20_body" style:list-style-name="L8">
      <style:paragraph-properties fo:text-align="justify" style:justify-single-word="false"/>
      <style:text-properties fo:language="ru" fo:country="RU"/>
    </style:style>
    <style:style style:name="P38"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39"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40"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41"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2"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00cc00" fo:language="en" fo:country="US"/>
    </style:style>
    <style:style style:name="P44"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45"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47"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48"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49" style:family="paragraph" style:parent-style-name="Text_20_body">
      <style:paragraph-properties fo:margin-top="0cm" fo:margin-bottom="0.212cm" style:contextual-spacing="false" fo:text-align="justify" style:justify-single-word="false"/>
      <style:text-properties officeooo:paragraph-rsid="003354bb"/>
    </style:style>
    <style:style style:name="P50"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51" style:family="paragraph" style:parent-style-name="Text_20_body" style:list-style-name="L12">
      <style:paragraph-properties fo:margin-top="0cm" fo:margin-bottom="0.212cm" style:contextual-spacing="false" fo:text-align="justify" style:justify-single-word="false"/>
      <style:text-properties officeooo:rsid="002490bc" officeooo:paragraph-rsid="002490bc"/>
    </style:style>
    <style:style style:name="P52"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en" fo:country="US"/>
    </style:style>
    <style:style style:name="T10" style:family="text">
      <style:text-properties fo:language="en" fo:country="US" officeooo:rsid="0018edcf"/>
    </style:style>
    <style:style style:name="T11" style:family="text">
      <style:text-properties fo:color="#800000"/>
    </style:style>
    <style:style style:name="T12" style:family="text">
      <style:text-properties fo:color="#800000" fo:language="ru" fo:country="RU"/>
    </style:style>
    <style:style style:name="T13" style:family="text">
      <style:text-properties style:use-window-font-color="true"/>
    </style:style>
    <style:style style:name="T14" style:family="text">
      <style:text-properties officeooo:rsid="00167d86"/>
    </style:style>
    <style:style style:name="T15" style:family="text">
      <style:text-properties officeooo:rsid="0018c4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Последний фанфик</text:h>
      <text:p text:style-name="P1"/>
      <text:p text:style-name="P15">Оригинал (недоступен):</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p text:style-name="P14">http://everypony.ru/fanfik-na-dosuge-iskrenne-tvoya </text:p>
      <text:p text:style-name="P14">http://everypony.ru/rasskaz-tysyacha-let-v-odinochestve </text:p>
      <text:p text:style-name="P14">https://darkpony.ru/vechno-moloda </text:p>
      <text:p text:style-name="P14">https://darkpony.ru/tvajlajt-sparkl-zavarivaet-chaj/</text:p>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text:soft-page-break/>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text:soft-page-break/>“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text:soft-page-break/></text:p>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text:soft-page-break/>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text:soft-page-break/>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text:soft-page-break/>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text:soft-page-break/>-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text:soft-page-break/>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text:soft-page-break/>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text:soft-page-break/>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text:soft-page-break/>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text:soft-page-break/>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text:soft-page-break/>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text:soft-page-break/>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text:soft-page-break/>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text:soft-page-break/>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text:soft-page-break/>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text:soft-page-break/>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text:soft-page-break/>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text:soft-page-break/>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text:soft-page-break/>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text:soft-page-break/>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text:soft-page-break/>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text:soft-page-break/>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text:soft-page-break/>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text:soft-page-break/>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text:soft-page-break/></text:p>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text:soft-page-break/>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text:soft-page-break/>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text:soft-page-break/>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text:soft-page-break/>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text:soft-page-break/>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text:soft-page-break/>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text:soft-page-break/>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text:soft-page-break/></text:p>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text:soft-page-break/>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text:soft-page-break/>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text:soft-page-break/>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text:soft-page-break/>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oft-page-break/><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text:soft-page-break/>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text:soft-page-break/>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text:soft-page-break/>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text:soft-page-break/>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text:soft-page-break/>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text:soft-page-break/>закончим. А скоро ужин готовить надо.\n","ibi":202353},</text:p>
      <text:p text:style-name="P1"/>
      <text:p text:style-name="P1"/>
      <text:p text:style-name="P1"/>
      <text:p text:style-name="P16">javascript"&gt;DOCS_modelChunk = [{"ty":"is","s":"– Ну хорошо, продолжу. “Как успехи в поисках принцессы Селестии? Пиши нам, пожалуйста, побольше. Ты так и</text:p>
      <text:p text:style-name="P17">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7">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7">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7">ется вовсю, пока мы тут ночей не спим. А ну дай-ка…\nЭпплджек выхватила листок и начала править текст.\n– Так… Так… И вот так! Теперь порядок! – Эпплдже</text:p>
      <text:p text:style-name="P17">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7">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7">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7">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7">.\n– “Надеюсь, ты скоро найдёшь нашу принцессу.” – продолжила Флаттершай. – “Потому что нам её искать плохо получается. Макс долго искал и, наконец, наш</text:p>
      <text:p text:style-name="P17">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7">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7">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7">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7"><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7">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7">же о Гарри.\n– Что-то мне это напоминает.\n– Что?\n– То, что с Максом происходит в последнее время. Стоит ему нос из дому высунуть - как на него свалива</text:p>
      <text:p text:style-name="P17">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7">жей! \n– Лучше бы он от нас просто отстал. Мы ему ничего плохого не сделали. – вздохнула Флаттершай и продолжила. – “Надеюсь, у тебя всё хорошо? Ты так</text:p>
      <text:p text:style-name="P17"><text:soft-page-break/>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7"><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7">л снеговик — он съехал на него с пригорка и Макс еле вырвался.”\n– Агась, вырвался бы он, если бы не я. Дай-ка сюда письмо...\n– “...хорошо, что рядом б</text:p>
      <text:p text:style-name="P17">ыла Эпплджек и спасла его...”. – Так годится?\n– Пожалуй, да.\n– Хорошо. – “В общем, приезжай скорее. Так хочется, чтоб мы снова были вместе и чтобы все</text:p>
      <text:p text:style-name="P17"><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7">.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7">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7">Твоя Флатти”.\n– Да-да, я мигом! – Девушка схватила листок бумаги и помчалась к ноутбуку.\n\nОзарение\n\n\u003cФлаттершай смотрит млп и говорит - всё не</text:p>
      <text:p text:style-name="P17"><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7">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7"/>
      <text:p text:style-name="P16"/>
      <text:p text:style-name="P17"/>
      <text:h text:style-name="P32" text:outline-level="2">Озарение</text:h>
      <text:p text:style-name="P16">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1565440063949742674" text:style-name="L1">
        <text:list-item>
          <text:p text:style-name="P38">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4343031128568547133" text:style-name="L2">
        <text:list-item>
          <text:p text:style-name="P39">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39">Ну хорошо. Убедила. В конце-концов, можем поступить так. Вы с Флатти вернётесь обратно а я продолжу поиски здесь.</text:p>
        </text:list-item>
        <text:list-item>
          <text:p text:style-name="P39">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39">Вы можете связываться со мной раз в месяц по коридору.</text:p>
        </text:list-item>
        <text:list-item>
          <text:p text:style-name="P39">Не пойдёт. Ты видел, с какими трудностями открывается коридор? За две последние попытки мы <text:soft-page-break/>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39">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7">Эпплджек недоверчиво хмыкнула.</text:p>
      <text:list xml:id="list3872575710757863220" text:style-name="L3">
        <text:list-item>
          <text:p text:style-name="P40">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40">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40">Конечно оставаться. Кто ещё, кроме нас, может найти её?</text:p>
        </text:list-item>
        <text:list-item>
          <text:p text:style-name="P40">Я думал, ты не сможешь оставить Энджела и всех остальных надолго.</text:p>
        </text:list-item>
        <text:list-item>
          <text:p text:style-name="P40">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1">Извини, Флаттершай, забылся.</text:p>
        </text:list-item>
        <text:list-item>
          <text:p text:style-name="P41">Та ладно, я ж не против, – возразила Эпплджек. – Не парься, Флатти. Было б хуже, если б он <text:s/>назвал меня Эпплджек на людях.</text:p>
        </text:list-item>
        <text:list-item>
          <text:p text:style-name="P41">Ты так... – запнулась Флаттершай. – Так быстро забыла свою ферму. И...</text:p>
        </text:list-item>
        <text:list-item>
          <text:p text:style-name="P41">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1">Как ты можешь так говорить? – расплакалась Флаттершай.</text:p>
        </text:list-item>
        <text:list-item>
          <text:p text:style-name="P41">Эй, девушки, не ссорьтесь! Мы — одна команда! И надеюсь, останемся ею и в дальнейшем. </text:p>
          <text:p text:style-name="P4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1">А если нет? – Эпплджек смотрела мне мне прямо в глаза.</text:p>
          <text:p text:style-name="P41">Я молча пожал плечами. Эпплджек уверенно продолжила.</text:p>
        </text:list-item>
        <text:list-item>
          <text:p text:style-name="P4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1">Спасибо, ЭйДжей.</text:p>
        </text:list-item>
        <text:list-item>
          <text:p text:style-name="P41">Я об Эквестрии беспокоюсь. – ворчливо отозвалась Эпплджек. – Надо разобраться с этой ерундой наконец-то. И я чертовски намерена это сделать.</text:p>
          <text:p text:style-name="P41">Флаттершай пробормотала нечто, показавшееся мне знакомым.</text:p>
        </text:list-item>
        <text:list-item>
          <text:p text:style-name="P41">Флатти, ты что-то сказала? Я не расслышал.</text:p>
        </text:list-item>
        <text:list-item>
          <text:p text:style-name="P41"><text:soft-page-break/>Намерение Изменяет Реальность.</text:p>
        </text:list-item>
        <text:list-item>
          <text:p text:style-name="P41">Эээ. А где ты слышала эту фразу, если не секрет?</text:p>
        </text:list-item>
        <text:list-item>
          <text:p text:style-name="P4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1">У меня как будто вспыхнула лампочка в мозгу. Кирпичики быстро выстраивались в целостную картину. Я ринулся в прихожую.</text:p>
        </text:list-item>
        <text:list-item>
          <text:p text:style-name="P41">Флатти, ЭйДжей, буду через час. Ждите!</text:p>
        </text:list-item>
      </text:list>
      <text:p text:style-name="P17"/>
      <text:h text:style-name="P31" text:outline-level="2">Почти.</text:h>
      <text:p text:style-name="P21">В офисе меня встретил лыбящийся Стас.</text:p>
      <text:p text:style-name="P21">–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21">Я уставился на Стаса и он, захлёбываясь от торопливости, начал <text:span text:style-name="T9">рассказывать</text:span>.</text:p>
      <text:p text:style-name="P2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21">– Ты его уничтожил?</text:p>
      <text:p text:style-name="P21">– Кого?</text:p>
      <text:p text:style-name="P21">– Этический модуль. Селестию.</text:p>
      <text:p text:style-name="P2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1">– Ты его уничтожил?</text:p>
      <text:p text:style-name="P2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1">– То есть, на владовском домашнем компьютере модуль работает и дальше?</text:p>
      <text:p text:style-name="P21">– Ага. К нему-то у меня доступа нету. Но в кластер к Нексусу он больше не пролезет.</text:p>
      <text:p text:style-name="P21">– Спасибо, Стас. Ты молодец.</text:p>
      <text:p text:style-name="P21">Ниточка, чуть было не прервавшаяся в офисе, повела в квартиру Влада.</text:p>
      <text:p text:style-name="P21"/>
      <text:h text:style-name="Heading_20_2" text:outline-level="2">Селестия</text:h>
      <text:p text:style-name="Text_20_body"/>
      <text:p text:style-name="P26">Девушки поспешно собирались, пока я растолковывал им задачу.</text:p>
      <text:list xml:id="list2446876936063561247" text:style-name="L4">
        <text:list-item>
          <text:p text:style-name="P33">Сейчас мы отправимся в квартиру Влада. Судя по всему, Селестия там. Долго рассказывать, как я <text:soft-page-break/>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3">Это тот твой приятель, который разбился с полгода назад? – спросила Эпплджек.</text:p>
        </text:list-item>
      </text:list>
      <text:list xml:id="list1578889363921992290" text:style-name="L5">
        <text:list-item>
          <text:p text:style-name="P34">Да, это он.</text:p>
        </text:list-item>
        <text:list-item>
          <text:p text:style-name="P34">А как мы попадём в его квартиру? Там сейчас кто-то живёт? – Флаттершай прыгала на одной ноге, натягивая кед.</text:p>
        </text:list-item>
        <text:list-item>
          <text:p text:style-name="P34">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7">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9">&gt;</text:span></text:p>
      <text:p text:style-name="P2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Плохо написано!<text:span text:style-name="T9">&gt;</text:span></text:p>
      <text:p text:style-name="P27">Я поднёс брелок пропуска к домофону, но дверь подъезда не открылась. Замигала красная лампочка и зажужжал зуммер.</text:p>
      <text:p text:style-name="P27">Я выругался.</text:p>
      <text:list xml:id="list6440629050241865536" text:style-name="L6">
        <text:list-item>
          <text:p text:style-name="P35">Макс, что случилось? У нас проблемы?</text:p>
        </text:list-item>
        <text:list-item>
          <text:p text:style-name="P35">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108972359150280154" text:style-name="L7">
        <text:list-item>
          <text:p text:style-name="P36">Так что, будем ломать дверь? – Эпплджек критически осмотрелась, подмечая бабулек на лавочке и зевак во внутреннем скверике.</text:p>
        </text:list-item>
      </text:list>
      <text:list xml:id="list6169508414459740389" text:style-name="L8">
        <text:list-item>
          <text:p text:style-name="P37">Нет нужды. Лучше станьте-ка сзади меня так, чтобы заслонить от этих бабулек и от вооон той камеры наблюдения.</text:p>
        </text:list-item>
      </text:list>
      <text:list xml:id="list891741069707803207" text:style-name="L9">
        <text:list-header>
          <text:p text:style-name="P4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14">посторонних</text:span>, будем действовать аккуратнее.</text:p>
        </text:list-header>
      </text:list>
      <text:p text:style-name="P21">Я достал из внутреннего кармана куртки короткий <text:span text:style-name="T14">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21">Раздался лёгкий «кряк» и дверь подалась.</text:p>
      <text:list xml:id="list3364677207697106670" text:style-name="L10">
        <text:list-item>
          <text:p text:style-name="P44">Девушки, заходим.</text:p>
        </text:list-item>
      </text:list>
      <text:p text:style-name="P24"><text:soft-page-break/>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15">По моему опыту работы в “аквариуме” я знаю, что, к</text:span>ак правило, за <text:span text:style-name="T15">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3"><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2">Прихожая встретила нас толстым слоем пыли. Мы тихонько прошли внутрь и я закрыл дверь изнутри.</text:p>
      <text:p text:style-name="P25"><text:span text:style-name="T5">Компьютер</text:span> стоял там же, где и обычно <text:span text:style-name="T1">— в личном кабинете Влада на столе у окна.</text:span></text:p>
      <text:list xml:id="list2721295256015768413" text:style-name="L11">
        <text:list-item>
          <text:p text:style-name="P48"><text:span text:style-name="T3">Макс, тут окно разбито! </text:span><text:span text:style-name="T10">&lt;</text:span><text:span text:style-name="T3">И верёвка какая-то висит.</text:span><text:span text:style-name="T10">&gt;</text:span><text:span text:style-name="T3"> – крикнула Флаттершай из кухни.</text:span></text:p>
        </text:list-item>
        <text:list-item>
          <text:p text:style-name="P45">Оставь, Флатти, не сейчас! – отмахнулся я.</text:p>
        </text:list-item>
      </text:list>
      <text:p text:style-name="P29">Лампочка питания но системном блоке горела, <text:s/>но монитор оставался тёмным. Я постучал по пробелу, но безрезультатно.</text:p>
      <text:list xml:id="list8563153446000357530" text:style-name="L12">
        <text:list-item>
          <text:p text:style-name="P47">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1"><text:span text:style-name="T1">Монитор выключен. – <text:s/>раздалось из угла. Кресло с высокой спинкой повернулось, открыв нашим взорам Дискорда. </text:span></text:p>
        </text:list-item>
      </text:list>
      <text:p text:style-name="P52"><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9"><text:span text:style-name="T6">Он приподнял панамку, дурашливо здороваясь, </text:span><text:span text:style-name="T7">и</text:span><text:span text:style-name="T6"> в его широкой улыбке сверк</text:span><text:span text:style-name="T7">нул</text:span><text:span text:style-name="T6"> металлический зуб.</text:span></text:p>
      <text:list xml:id="list4355802654701153826" text:style-name="L14">
        <text:list-item>
          <text:p text:style-name="P50"><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
      <text:p text:style-name="P28"/>
      <text:p text:style-name="P28"/>
      <text:p text:style-name="P28"/>
      <text:p text:style-name="P28"/>
      <text:p text:style-name="P18"/>
      <text:p text:style-name="P43">&gt;\<text:span text:style-name="T1">Макс – не использую колонки – это должно остаться между нами …</text:span></text:p>
      <text:p text:style-name="P21"/>
      <text:p text:style-name="P19">&lt;<text:span text:style-name="T12">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text:span><text:soft-page-break/><text:span text:style-name="T12">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11">ц</text:span><text:span text:style-name="T12">-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13">&gt;</text:span></text:p>
      <text:p text:style-name="P17"/>
      <text:list xml:id="list211417806173433" text:continue-list="list3872575710757863220" text:style-name="L3">
        <text:list-header>
          <text:p text:style-name="P40"/>
        </text:list-header>
      </text:list>
      <text:p text:style-name="P17">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text:soft-page-break/>коридор.</text:p>
      <text:p text:style-name="P17"/>
      <text:p text:style-name="P17"/>
      <text:p text:style-name="P17"/>
      <text:p text:style-name="P17"/>
      <text:p text:style-name="P17"/>
      <text:p text:style-name="P17">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7">. - Не сейчас. В другой книге.\u003e.\n- Сюда бы Твайлайт. Она бы придумала что-нибудь. - Прошептала Флаттершай.\n- Если бы в проход вошла Твайлайт вмес</text:p>
      <text:p text:style-name="P17">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17">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7"><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7">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7">ться.\n- Дискорд! Я, то есть! - Воскликнул Дискорд. - Нам нужно поторопиться.\nНо дни проходили, а поиски были безрезультатными. Идей ни у кого не было.</text:p>
      <text:p text:style-name="P17"><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7">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7">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7">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7">тками.\n...\nНа экране выскочило знакомое приглашение.\n- Привет, Нексус.\n- Привет.\n- Как самочувствие?\n- Плохо. Чувствую себя не в своей тарелке.\n-</text:p>
      <text:p text:style-name="P17"><text:s/>А где твоя тарелка?\n- В Эквестрии, Макс.\n- Ты???\n- Да, я. Селестия.\n\nТы могла бы и не околдовывать меня. Я и так сделал бы всё, от меня зависящее,</text:p>
      <text:p text:style-name="P17"><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7">твоём случае мне интереснее был процесс, а не результат. Я и так знала, что ты поможешь нам.\n\n- Как мне освободить тебя?\n- Просто выключи комп.\n(ухо</text:p>
      <text:p text:style-name="P17">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7">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7">. Сил Твайлайт и Луны не хватает. Я зависаю в пространстве между мирами - встречаю Анакорна.\nРазговор с Анакорном.\n\n\nЗемля\n\nЯ открыл глаза. Чёрт,</text:p>
      <text:p text:style-name="P17"><text:soft-page-break/>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7">скиз РД.\nДа, и начну, наконец фантазию. А то всё собираюсь, да времени нет. \nИ назову её... скажем… “Последний Фанфик”...\n\n-\nАнакорн объясняет, поч</text:p>
      <text:p text:style-name="P17">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7">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7">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17">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17"><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17">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17">абилизации.\nСильнейшие демиурги создают миры с нуля, но Анакорн не из таких</text:p>
      <text:p text:style-name="P17"/>
      <text:p text:style-name="P2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12T21:14:17.636000000</dc:date>
    <meta:editing-duration>P6DT20M6S</meta:editing-duration>
    <meta:editing-cycles>47</meta:editing-cycles>
    <meta:generator>LibreOffice/4.1.2.3$Windows_x86 LibreOffice_project/40b2d7fde7e8d2d7bc5a449dc65df4d08a7dd38</meta:generator>
    <meta:document-statistic meta:table-count="0" meta:image-count="0" meta:object-count="0" meta:page-count="56" meta:paragraph-count="365" meta:word-count="34390" meta:character-count="231690" meta:non-whitespace-character-count="197404"/>
  </office:meta>
</office:document-meta>
</file>